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Ubuntu Mono'" style:font-pitch="fixed"/>
    </style:style>
    <style:style style:name="P4" style:family="paragraph">
      <style:paragraph-properties fo:text-align="start"/>
      <style:text-properties fo:font-family="'Ubuntu Mono'" style:font-pitch="fixed" style:text-underline-style="solid" style:text-underline-width="auto" style:text-underline-color="font-color"/>
    </style:style>
    <style:style style:name="P5" style:family="paragraph"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style:text-properties fo:font-family="'Ubuntu Mono'" style:font-pitch="fixed" fo:font-size="6pt" style:font-size-asian="6pt" style:font-size-complex="6pt"/>
    </style:style>
    <style:style style:name="T1" style:family="text">
      <style:text-properties fo:font-family="'Ubuntu Mono'" style:font-pitch="fixed" style:text-underline-style="solid" style:text-underline-width="auto" style:text-underline-color="font-color"/>
    </style:style>
    <style:style style:name="T2" style:family="text">
      <style:text-properties fo:font-family="'Ubuntu Mono'" style:font-pitch="fixed" fo:font-size="10pt" style:font-size-asian="10pt" style:font-size-complex="10pt"/>
    </style:style>
    <style:style style:name="T3" style:family="text">
      <style:text-properties fo:font-family="'Ubuntu Mono'" style:font-pitch="fixed" fo:font-size="10pt" style:text-underline-style="none" style:font-size-asian="10pt" style:font-size-complex="10pt"/>
    </style:style>
    <style:style style:name="T4" style:family="text">
      <style:text-properties fo:font-family="'Ubuntu Mono'" style:font-pitch="fixed" fo:font-size="6pt" style:font-size-asian="6pt" style:font-size-complex="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6.08cm" svg:y1="7.35cm" svg:x2="4.683cm" svg:y2="7.35cm">
          <text:p/>
        </draw:line>
        <draw:custom-shape draw:style-name="gr2" draw:text-style-name="P3" draw:layer="layout" svg:width="3.81cm" svg:height="2.54cm" svg:x="1.635cm" svg:y="2.778cm">
          <text:p text:style-name="P2"><text:span text:style-name="T1">User <text:s text:c="7"/></text:span></text:p>
          <text:p text:style-name="P2"><text:span text:style-name="T2">id: </text:span><text:span text:style-name="T2"><text:tab/></text:span><text:span text:style-name="T2">int</text:span></text:p>
          <text:p text:style-name="P2"><text:span text:style-name="T2">email: </text:span><text:span text:style-name="T2"><text:tab/></text:span><text:span text:style-name="T2">varchar(80)</text:span></text:p>
          <text:p text:style-name="P2"><text:span text:style-name="T2">pass: </text:span><text:span text:style-name="T2"><text:tab/></text:span><text:span text:style-name="T2">varchar(255)</text:span></text:p>
          <text:p text:style-name="P2"><text:span text:style-name="T2">role: </text:span><text:span text:style-name="T2"><text:tab/></text:span><text:span text:style-name="T2">int</text:span></text:p>
          <text:p text:style-name="P2"><text:span text:style-name="T2">locked:</text:span><text:span text:style-name="T2"><text:tab/></text:span><text:span text:style-name="T2">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2.159cm" svg:x="1.635cm" svg:y="9.382cm">
          <text:p text:style-name="P2"><text:span text:style-name="T1">Video <text:s text:c="6"/></text:span></text:p>
          <text:p text:style-name="P2"><text:span text:style-name="T3">Id:</text:span><text:span text:style-name="T3"><text:tab/></text:span><text:span text:style-name="T3"> <text:s text:c="2"/>int</text:span></text:p>
          <text:p text:style-name="P2"><text:span text:style-name="T3">Name:</text:span><text:span text:style-name="T3"><text:tab/></text:span><text:span text:style-name="T3"> <text:s text:c="2"/>varchar(50)</text:span></text:p>
          <text:p text:style-name="P2"><text:span text:style-name="T3">Duration: int</text:span></text:p>
          <text:p text:style-name="P2"><text:span text:style-name="T3">genre_id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1.397cm" svg:x="1.635cm" svg:y="6.715cm">
          <text:p text:style-name="P5"><text:span text:style-name="T1">User_Video</text:span></text:p>
          <text:p text:style-name="P5"><text:span text:style-name="T3">user_id:</text:span><text:span text:style-name="T3"><text:tab/></text:span><text:span text:style-name="T3">int</text:span></text:p>
          <text:p text:style-name="P5"><text:span text:style-name="T3">video_id:</text:span><text:span text:style-name="T3"><text:tab/></text:span><text:span text:style-name="T3">i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8cm" svg:y1="8.366cm" svg:x2="6.08cm" svg:y2="4.556cm">
          <text:p/>
        </draw:line>
        <draw:line draw:style-name="gr1" draw:text-style-name="P1" draw:layer="layout" svg:x1="5.445cm" svg:y1="4.556cm" svg:x2="6.08cm" svg:y2="4.556cm">
          <text:p/>
        </draw:line>
        <draw:line draw:style-name="gr1" draw:text-style-name="P1" draw:layer="layout" svg:x1="6.08cm" svg:y1="8.112cm" svg:x2="6.08cm" svg:y2="10.144cm">
          <text:p/>
        </draw:line>
        <draw:line draw:style-name="gr1" draw:text-style-name="P1" draw:layer="layout" svg:x1="6.08cm" svg:y1="10.144cm" svg:x2="5.445cm" svg:y2="10.144cm">
          <text:p/>
        </draw:line>
        <draw:frame draw:style-name="gr3" draw:text-style-name="P6" draw:layer="layout" svg:width="0.381cm" svg:height="0.631cm" svg:x="4.937cm" svg:y="6.842cm">
          <draw:text-box>
            <text:p text:style-name="P6"><text:span text:style-name="T4"><text:tab/></text:span></text:p>
          </draw:text-box>
        </draw:frame>
        <draw:frame draw:style-name="gr3" draw:text-style-name="P6" draw:layer="layout" svg:width="0.381cm" svg:height="0.631cm" svg:x="5.445cm" svg:y="9.64cm">
          <draw:text-box>
            <text:p text:style-name="P6"><text:span text:style-name="T4">m</text:span></text:p>
          </draw:text-box>
        </draw:frame>
        <draw:frame draw:style-name="gr3" draw:text-style-name="P6" draw:layer="layout" svg:width="0.381cm" svg:height="0.631cm" svg:x="5.445cm" svg:y="4.556cm">
          <draw:text-box>
            <text:p text:style-name="P6"><text:span text:style-name="T4">n</text:span></text:p>
          </draw:text-box>
        </draw:frame>
        <draw:custom-shape draw:style-name="gr2" draw:text-style-name="P4" draw:layer="layout" svg:width="3.81cm" svg:height="1.27cm" svg:x="1.635cm" svg:y="12.557cm">
          <text:p text:style-name="P3"><text:span text:style-name="T5">Genre <text:s text:c="6"/></text:span></text:p>
          <text:p text:style-name="P3"><text:span text:style-name="T6">Id:</text:span><text:span text:style-name="T6"><text:tab/></text:span><text:span text:style-name="T6">int</text:span></text:p>
          <text:p text:style-name="P3"><text:span text:style-name="T6">Name:</text:span><text:span text:style-name="T6"><text:tab/></text:span><text:span text:style-name="T6">varchar(25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286cm" svg:y1="11.541cm" svg:x2="3.286cm" svg:y2="12.557cm">
          <text:p/>
        </draw:line>
        <draw:frame draw:style-name="gr3" draw:text-style-name="P6" draw:layer="layout" svg:width="0.381cm" svg:height="0.631cm" svg:x="3.286cm" svg:y="11.414cm">
          <draw:text-box>
            <text:p text:style-name="P6"><text:span text:style-name="T4">1</text:span></text:p>
          </draw:text-box>
        </draw:frame>
        <draw:frame draw:style-name="gr3" draw:text-style-name="P6" draw:layer="layout" svg:width="0.381cm" svg:height="0.631cm" svg:x="2.905cm" svg:y="12.176cm">
          <draw:text-box>
            <text:p text:style-name="P6"><text:span text:style-name="T4">1</text:span></text:p>
          </draw:text-box>
        </draw:frame>
        <draw:custom-shape draw:style-name="gr2" draw:text-style-name="P3" draw:layer="layout" svg:width="5.08cm" svg:height="2.54cm" svg:x="7.858cm" svg:y="2.778cm">
          <text:p text:style-name="P2"><text:span text:style-name="T1">Event <text:s text:c="10"/></text:span></text:p>
          <text:p text:style-name="P2"><text:span text:style-name="T2">id: </text:span><text:span text:style-name="T2"><text:tab/></text:span><text:span text:style-name="T2"><text:tab/></text:span><text:span text:style-name="T2"> int</text:span></text:p>
          <text:p text:style-name="P2"><text:span text:style-name="T2">startDate: </text:span><text:span text:style-name="T2"><text:tab/></text:span><text:span text:style-name="T2"> DateTime</text:span></text:p>
          <text:p text:style-name="P2"><text:span text:style-name="T2">location: </text:span><text:span text:style-name="T2"><text:tab/></text:span><text:span text:style-name="T2"> varchar(255)</text:span></text:p>
          <text:p text:style-name="P2"><text:span text:style-name="T2">description:</text:span><text:span text:style-name="T2"><text:tab/></text:span><text:span text:style-name="T2"> int</text:span></text:p>
          <text:p text:style-name="P2"><text:span text:style-name="T2">owner_user_id:</text:span><text:span text:style-name="T2"><text:tab/></text:span><text:span text:style-name="T2">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2.54cm" svg:x="1.635cm" svg:y="2.778cm">
          <text:p text:style-name="P2"><text:span text:style-name="T1">User <text:s text:c="7"/></text:span></text:p>
          <text:p text:style-name="P2"><text:span text:style-name="T2">id: </text:span><text:span text:style-name="T2"><text:tab/></text:span><text:span text:style-name="T2">int</text:span></text:p>
          <text:p text:style-name="P2"><text:span text:style-name="T2">email: </text:span><text:span text:style-name="T2"><text:tab/></text:span><text:span text:style-name="T2">varchar(80)</text:span></text:p>
          <text:p text:style-name="P2"><text:span text:style-name="T2">pass: </text:span><text:span text:style-name="T2"><text:tab/></text:span><text:span text:style-name="T2">varchar(255)</text:span></text:p>
          <text:p text:style-name="P2"><text:span text:style-name="T2">role: </text:span><text:span text:style-name="T2"><text:tab/></text:span><text:span text:style-name="T2">int</text:span></text:p>
          <text:p text:style-name="P2"><text:span text:style-name="T2">locked:</text:span><text:span text:style-name="T2"><text:tab/></text:span><text:span text:style-name="T2">i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27cm" svg:x="7.858cm" svg:y="6.334cm">
          <text:p text:style-name="P2"><text:span text:style-name="T1">User-Event </text:span></text:p>
          <text:p text:style-name="P2"><text:span text:style-name="T2">event_id:</text:span><text:span text:style-name="T2"><text:tab/></text:span><text:span text:style-name="T2">int</text:span></text:p>
          <text:p text:style-name="P2"><text:span text:style-name="T2">user_id:</text:span><text:span text:style-name="T2"><text:tab/></text:span><text:span text:style-name="T2">i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445cm" svg:y1="4.175cm" svg:x2="7.858cm" svg:y2="4.175cm">
          <text:p/>
        </draw:line>
        <draw:line draw:style-name="gr1" draw:text-style-name="P1" draw:layer="layout" svg:x1="7.858cm" svg:y1="6.969cm" svg:x2="6.842cm" svg:y2="6.969cm">
          <text:p/>
        </draw:line>
        <draw:line draw:style-name="gr1" draw:text-style-name="P1" draw:layer="layout" svg:x1="6.842cm" svg:y1="4.175cm" svg:x2="6.842cm" svg:y2="6.969cm">
          <text:p/>
        </draw:line>
        <draw:frame draw:style-name="gr3" draw:text-style-name="P6" draw:layer="layout" svg:width="0.381cm" svg:height="0.631cm" svg:x="7.477cm" svg:y="4.052cm">
          <draw:text-box>
            <text:p text:style-name="P6"><text:span text:style-name="T4">m</text:span></text:p>
          </draw:text-box>
        </draw:frame>
        <draw:frame draw:style-name="gr3" draw:text-style-name="P6" draw:layer="layout" svg:width="0.381cm" svg:height="0.631cm" svg:x="5.445cm" svg:y="3.794cm">
          <draw:text-box>
            <text:p text:style-name="P6"><text:span text:style-name="T4">n</text:span></text:p>
          </draw:text-box>
        </draw:frame>
        <draw:custom-shape draw:style-name="gr2" draw:text-style-name="P3" draw:layer="layout" svg:width="3.556cm" svg:height="1.397cm" svg:x="12.684cm" svg:y="7.477cm">
          <text:p text:style-name="P2"><text:span text:style-name="T1">Event-Video</text:span></text:p>
          <text:p text:style-name="P2"><text:span text:style-name="T2">event_id:</text:span><text:span text:style-name="T2"><text:tab/></text:span><text:span text:style-name="T2">int</text:span></text:p>
          <text:p text:style-name="P2"><text:span text:style-name="T2">video_id:</text:span><text:span text:style-name="T2"><text:tab/></text:span><text:span text:style-name="T2">i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795cm" svg:y1="5.318cm" svg:x2="11.795cm" svg:y2="10.398cm">
          <text:p/>
        </draw:line>
        <draw:line draw:style-name="gr1" draw:text-style-name="P1" draw:layer="layout" svg:x1="12.684cm" svg:y1="8.239cm" svg:x2="11.795cm" svg:y2="8.239cm">
          <text:p/>
        </draw:line>
        <draw:line draw:style-name="gr1" draw:text-style-name="P1" draw:layer="layout" svg:x1="11.795cm" svg:y1="10.398cm" svg:x2="5.445cm" svg:y2="10.398cm">
          <text:p/>
        </draw:line>
        <draw:frame draw:style-name="gr3" draw:text-style-name="P6" draw:layer="layout" svg:width="0.381cm" svg:height="0.631cm" svg:x="11.795cm" svg:y="5.318cm">
          <draw:text-box>
            <text:p text:style-name="P6"><text:span text:style-name="T4">n</text:span></text:p>
          </draw:text-box>
        </draw:frame>
        <draw:frame draw:style-name="gr3" draw:text-style-name="P6" draw:layer="layout" svg:width="0.381cm" svg:height="0.631cm" svg:x="5.445cm" svg:y="10.271cm">
          <draw:text-box>
            <text:p text:style-name="P6"><text:span text:style-name="T4">m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Zey</meta:initial-creator>
    <meta:creation-date>2012-02-07T19:14:10</meta:creation-date>
    <dc:date>2012-02-07T20:11:51</dc:date>
    <dc:creator>Frank Zey</dc:creator>
    <meta:editing-duration>PT27M10S</meta:editing-duration>
    <meta:editing-cycles>6</meta:editing-cycles>
    <meta:generator>LibreOffice/3.4$Unix LibreOffice_project/340m1$Build-402</meta:generator>
    <meta:document-statistic meta:object-count="29"/>
  </office:meta>
</office:document-meta>
</file>